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Mono" svg:font-family="'Droid Sans Mono', monospace, serif"/>
    <style:font-face style:name="Open Sans" svg:font-family="'Open Sans'"/>
    <style:font-face style:name="Open Sans1" svg:font-family="'Open Sans', Helvetica, 'Helvetica Neue', Arial"/>
    <style:font-face style:name="Roboto Condensed" svg:font-family="'Roboto Condensed',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fo:padding="0cm" fo:border="none"/>
    </style:style>
    <style:style style:name="P2"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535353" style:font-name="Open Sans1" fo:font-size="12pt" fo:letter-spacing="normal" fo:font-style="normal" fo:font-weight="normal"/>
    </style:style>
    <style:style style:name="P3" style:family="paragraph" style:parent-style-name="Standard">
      <style:paragraph-properties fo:margin-left="0cm" fo:margin-right="0cm" fo:margin-top="0cm" fo:margin-bottom="0.794cm" fo:orphans="2" fo:widows="2" fo:text-indent="0cm" style:auto-text-indent="false" fo:padding="0cm" fo:border="none"/>
    </style:style>
    <style:style style:name="P4" style:family="paragraph" style:parent-style-name="Text_20_body">
      <style:paragraph-properties fo:margin-left="0cm" fo:margin-right="0cm" fo:orphans="2" fo:widows="2" fo:text-indent="0cm" style:auto-text-indent="false"/>
      <style:text-properties fo:font-variant="normal" fo:text-transform="none" fo:color="#535353" style:font-name="Open Sans1" fo:font-size="12pt" fo:letter-spacing="normal" fo:font-style="normal" fo:font-weight="normal"/>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535353" style:font-name="Open Sans1" fo:font-size="12pt" fo:letter-spacing="normal" fo:font-style="normal" fo:font-weight="normal"/>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535353" style:font-name="Open Sans" fo:font-size="12pt" fo:letter-spacing="normal" fo:font-style="normal" fo:font-weight="bold"/>
    </style:style>
    <style:style style:name="P7" style:family="paragraph" style:parent-style-name="Text_20_body">
      <style:paragraph-properties fo:margin-left="0cm" fo:margin-right="0cm" fo:margin-top="0cm" fo:margin-bottom="0.794cm" fo:orphans="2" fo:widows="2" fo:text-indent="0cm" style:auto-text-indent="false" fo:padding="0cm" fo:border="none"/>
    </style:style>
    <style:style style:name="P8" style:family="paragraph" style:parent-style-name="List_20_Heading">
      <style:paragraph-properties fo:margin-left="0cm" fo:margin-right="0cm" fo:margin-top="0cm" fo:margin-bottom="0cm" fo:orphans="2" fo:widows="2" fo:text-indent="0cm" style:auto-text-indent="false" fo:padding="0cm" fo:border="none"/>
      <style:text-properties fo:font-variant="normal" fo:text-transform="none" fo:color="#535353" style:font-name="Open Sans1" fo:font-size="12pt" fo:letter-spacing="normal" fo:font-style="normal" fo:font-weight="normal"/>
    </style:style>
    <style:style style:name="P9" style:family="paragraph" style:parent-style-name="List_20_Heading">
      <style:paragraph-properties fo:margin-left="0cm" fo:margin-right="0cm" fo:margin-top="0cm" fo:margin-bottom="0cm" fo:orphans="2" fo:widows="2" fo:text-indent="0cm" style:auto-text-indent="false" fo:padding="0cm" fo:border="none"/>
    </style:style>
    <style:style style:name="P10" style:family="paragraph" style:parent-style-name="List_20_Heading">
      <style:paragraph-properties fo:margin-left="0cm" fo:margin-right="0.132cm" fo:margin-top="0cm" fo:margin-bottom="0cm" fo:orphans="2" fo:widows="2" fo:text-indent="0cm" style:auto-text-indent="false" fo:padding="0cm" fo:border="none"/>
    </style:style>
    <style:style style:name="P11" style:family="paragraph" style:parent-style-name="List_20_Contents">
      <style:paragraph-properties fo:margin-left="0cm" fo:margin-right="0cm" fo:margin-top="0cm" fo:margin-bottom="0cm" fo:orphans="2" fo:widows="2" fo:text-indent="0cm" style:auto-text-indent="false" fo:padding="0cm" fo:border="none"/>
    </style:style>
    <style:style style:name="P12"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535353" style:font-name="Roboto Condensed" fo:letter-spacing="normal" fo:font-style="normal" fo:font-weight="normal"/>
    </style:style>
    <style:style style:name="P13" style:family="paragraph" style:parent-style-name="Preformatted_20_Text">
      <style:paragraph-properties fo:margin-left="0cm" fo:margin-right="0cm" fo:margin-top="0cm" fo:margin-bottom="0cm" fo:orphans="2" fo:widows="2" fo:text-indent="0cm" style:auto-text-indent="false" fo:background-color="#f0f0f0" fo:padding="0cm" fo:border="none">
        <style:background-image/>
      </style:paragraph-properties>
      <style:text-properties fo:font-variant="normal" fo:text-transform="none" fo:color="#000000" style:font-name="Droid Sans Mono" fo:font-size="9.75pt" fo:letter-spacing="normal" fo:font-style="normal" fo:font-weight="normal"/>
    </style:style>
    <style:style style:name="P14" style:family="paragraph" style:parent-style-name="Preformatted_20_Text">
      <style:paragraph-properties fo:margin-left="0cm" fo:margin-right="0cm" fo:margin-top="0cm" fo:margin-bottom="0cm" fo:orphans="2" fo:widows="2" fo:text-indent="0cm" style:auto-text-indent="false" fo:background-color="#f0f0f0" fo:padding="0cm" fo:border="none">
        <style:background-image/>
      </style:paragraph-properties>
      <style:text-properties fo:font-variant="normal" fo:text-transform="none" fo:color="#000000" fo:letter-spacing="normal"/>
    </style:style>
    <style:style style:name="P15" style:family="paragraph" style:parent-style-name="Preformatted_20_Text">
      <style:paragraph-properties fo:margin-left="0cm" fo:margin-right="0cm" fo:margin-top="0cm" fo:margin-bottom="0cm" fo:orphans="2" fo:widows="2" fo:text-indent="0cm" style:auto-text-indent="false" fo:padding="0cm" fo:border="none"/>
      <style:text-properties fo:font-variant="normal" fo:text-transform="none" fo:color="#000000" style:font-name="Droid Sans Mono" fo:font-size="9.75pt" fo:letter-spacing="normal" fo:font-style="normal" fo:font-weight="normal"/>
    </style:style>
    <style:style style:name="P16" style:family="paragraph" style:parent-style-name="Preformatted_20_Text">
      <style:paragraph-properties fo:margin-left="0cm" fo:margin-right="0cm" fo:margin-top="0cm" fo:margin-bottom="0cm" fo:orphans="2" fo:widows="2" fo:text-indent="0cm" style:auto-text-indent="false" fo:padding="0cm" fo:border="none"/>
      <style:text-properties fo:font-style="italic" style:font-style-asian="italic" style:font-style-complex="italic"/>
    </style:style>
    <style:style style:name="P17" style:family="paragraph" style:parent-style-name="Preformatted_20_Text">
      <style:paragraph-properties fo:margin-top="0cm" fo:margin-bottom="0.37cm" fo:orphans="2" fo:widows="2" fo:background-color="#f0f0f0" fo:padding="0.049cm" fo:border="0.002cm solid #e1e1e8">
        <style:background-image/>
      </style:paragraph-properties>
      <style:text-properties fo:font-variant="normal" fo:text-transform="none" fo:color="#000000" style:font-name="Droid Sans Mono" fo:font-size="9.75pt" fo:letter-spacing="normal" fo:font-style="normal" fo:font-weight="normal"/>
    </style:style>
    <style:style style:name="P18" style:family="paragraph" style:parent-style-name="Preformatted_20_Text">
      <style:paragraph-properties fo:margin-top="0cm" fo:margin-bottom="0.37cm" fo:orphans="2" fo:widows="2" fo:background-color="#f0f0f0" fo:padding="0.049cm" fo:border="0.002cm solid #e1e1e8">
        <style:background-image/>
      </style:paragraph-properties>
      <style:text-properties fo:font-variant="normal" fo:text-transform="none" fo:color="#000000" fo:letter-spacing="normal"/>
    </style:style>
    <style:style style:name="P19" style:family="paragraph" style:parent-style-name="Preformatted_20_Text">
      <style:paragraph-properties fo:margin-top="0cm" fo:margin-bottom="0.37cm" fo:orphans="2" fo:widows="2" fo:background-color="#f0f0f0" fo:padding="0.049cm" fo:border="0.002cm solid #e1e1e8">
        <style:background-image/>
      </style:paragraph-properties>
    </style:style>
    <style:style style:name="P20" style:family="paragraph" style:parent-style-name="Preformatted_20_Text">
      <style:paragraph-properties fo:margin-top="0cm" fo:margin-bottom="0cm" fo:orphans="2" fo:widows="2" fo:background-color="#f0f0f0" fo:padding="0cm" fo:border="none">
        <style:background-image/>
      </style:paragraph-properties>
      <style:text-properties fo:font-variant="normal" fo:text-transform="none" fo:color="#888888" fo:letter-spacing="normal"/>
    </style:style>
    <style:style style:name="T1" style:family="text">
      <style:text-properties fo:font-variant="normal" fo:text-transform="none" fo:color="#535353" style:font-name="Open Sans" fo:font-size="12pt" fo:letter-spacing="normal" fo:font-style="normal" fo:font-weight="bold"/>
    </style:style>
    <style:style style:name="T2" style:family="text">
      <style:text-properties fo:font-variant="normal" fo:text-transform="none" fo:color="#535353" style:font-name="Open Sans" fo:font-size="12pt" fo:letter-spacing="normal" fo:font-style="italic" fo:font-weight="bold"/>
    </style:style>
    <style:style style:name="T3" style:family="text">
      <style:text-properties fo:font-variant="normal" fo:text-transform="none" fo:color="#535353" style:font-name="Open Sans" fo:font-size="12pt" fo:letter-spacing="normal" fo:font-style="italic" fo:font-weight="bold" style:font-style-asian="italic" style:font-style-complex="italic"/>
    </style:style>
    <style:style style:name="T4" style:family="text">
      <style:text-properties fo:font-variant="normal" fo:text-transform="none" fo:color="#535353" style:font-name="Open Sans" fo:font-size="12pt" fo:letter-spacing="normal" fo:font-style="italic" fo:font-weight="normal" style:font-style-asian="italic" style:font-weight-asian="normal" style:font-style-complex="italic" style:font-weight-complex="normal"/>
    </style:style>
    <style:style style:name="T5" style:family="text">
      <style:text-properties fo:font-variant="normal" fo:text-transform="none" fo:color="#535353" style:font-name="Open Sans" fo:font-size="13.5pt" fo:letter-spacing="normal" fo:font-style="normal" fo:font-weight="normal"/>
    </style:style>
    <style:style style:name="T6" style:family="text">
      <style:text-properties fo:font-variant="normal" fo:text-transform="none" fo:color="#535353" style:font-name="Open Sans" fo:font-size="13.5pt" fo:letter-spacing="normal" fo:font-style="normal" fo:font-weight="bold"/>
    </style:style>
    <style:style style:name="T7" style:family="text">
      <style:text-properties fo:font-variant="normal" fo:text-transform="none" fo:color="#535353" style:font-name="Open Sans" fo:font-size="9.75pt" fo:letter-spacing="normal" fo:font-weight="bold"/>
    </style:style>
    <style:style style:name="T8" style:family="text">
      <style:text-properties fo:font-variant="normal" fo:text-transform="none" fo:color="#535353" style:font-name="Open Sans1" fo:font-size="12pt" fo:letter-spacing="normal" fo:font-style="normal" fo:font-weight="normal"/>
    </style:style>
    <style:style style:name="T9" style:family="text">
      <style:text-properties fo:font-variant="normal" fo:text-transform="none" fo:color="#535353" style:font-name="Open Sans1" fo:font-size="12pt" fo:letter-spacing="normal" fo:font-style="italic" fo:font-weight="normal"/>
    </style:style>
    <style:style style:name="T10" style:family="text">
      <style:text-properties fo:font-variant="normal" fo:text-transform="none" fo:color="#535353" style:font-name="Open Sans1" fo:font-size="12pt" fo:letter-spacing="normal" fo:font-style="italic" fo:font-weight="normal" style:font-style-asian="italic" style:font-style-complex="italic"/>
    </style:style>
    <style:style style:name="T11" style:family="text">
      <style:text-properties fo:font-variant="normal" fo:text-transform="none" fo:color="#535353" style:font-name="Open Sans1" fo:font-size="12pt"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535353" style:font-name="Open Sans1" fo:font-size="12pt" fo:letter-spacing="normal" fo:font-weight="normal"/>
    </style:style>
    <style:style style:name="T13" style:family="text">
      <style:text-properties fo:font-variant="normal" fo:text-transform="none" fo:color="#535353" fo:letter-spacing="normal"/>
    </style:style>
    <style:style style:name="T14" style:family="text">
      <style:text-properties fo:font-variant="normal" fo:text-transform="none" fo:color="#535353" style:font-name="Droid Sans Mono" fo:font-size="9.75pt" fo:letter-spacing="normal" fo:font-weight="normal"/>
    </style:style>
    <style:style style:name="T15" style:family="text">
      <style:text-properties fo:font-variant="normal" fo:text-transform="none" fo:color="#59a552" style:font-name="Open Sans" fo:font-size="13.5pt" fo:letter-spacing="normal" fo:font-style="normal" fo:font-weight="bold"/>
    </style:style>
    <style:style style:name="T16" style:family="text">
      <style:text-properties fo:font-variant="normal" fo:text-transform="none" fo:color="#59a552" style:font-name="Open Sans" fo:font-size="13.5pt" fo:letter-spacing="normal" fo:font-style="normal" fo:font-weight="normal"/>
    </style:style>
    <style:style style:name="T17" style:family="text">
      <style:text-properties fo:font-variant="normal" fo:text-transform="none" fo:color="#3db8db" style:text-line-through-style="none" style:font-name="Open Sans" fo:font-size="12pt" fo:letter-spacing="normal" fo:font-style="normal" style:text-underline-style="none" fo:font-weight="bold" style:text-blinking="false"/>
    </style:style>
    <style:style style:name="T18" style:family="text">
      <style:text-properties fo:font-variant="normal" fo:text-transform="none" fo:color="#000000" style:font-name="Droid Sans Mono" fo:font-size="9.75pt" fo:letter-spacing="normal" fo:font-style="normal" fo:font-weight="normal"/>
    </style:style>
    <style:style style:name="T19" style:family="text">
      <style:text-properties fo:font-variant="normal" fo:text-transform="none" fo:color="#00ccff" style:font-name="Open Sans1" fo:font-size="12pt" fo:letter-spacing="normal" fo:font-style="normal" fo:font-weight="bold" style:font-weight-asian="bold" style:font-weight-complex="bold"/>
    </style:style>
    <style:style style:name="T20" style:family="text">
      <style:text-properties fo:color="#535353" style:font-name="Open Sans1" fo:font-size="12pt"/>
    </style:style>
    <style:style style:name="T21" style:family="text">
      <style:text-properties fo:color="#535353" style:font-name="Open Sans1" fo:font-size="12pt" fo:letter-spacing="normal" fo:font-style="italic" fo:font-weight="normal"/>
    </style:style>
    <style:style style:name="T22" style:family="text">
      <style:text-properties fo:color="#535353" style:font-name="Open Sans1" fo:font-size="12pt" fo:letter-spacing="normal" fo:font-style="italic" fo:font-weight="normal" style:font-style-asian="italic" style:font-style-complex="italic"/>
    </style:style>
    <style:style style:name="T23" style:family="text">
      <style:text-properties fo:color="#535353" style:font-name="Open Sans1" fo:font-size="12pt" fo:font-weight="bold"/>
    </style:style>
    <style:style style:name="T24" style:family="text">
      <style:text-properties style:font-name="Open Sans" fo:font-weight="bold"/>
    </style:style>
    <style:style style:name="T25" style:family="text">
      <style:text-properties fo:font-weight="bold"/>
    </style:style>
    <style:style style:name="T26" style:family="text">
      <style:text-properties style:font-name="Open Sans1" fo:font-size="12pt"/>
    </style:style>
    <style:style style:name="T27" style:family="text">
      <style:text-properties fo:font-style="italic"/>
    </style:style>
    <style:style style:name="T28" style:family="text">
      <style:text-properties style:font-name="Droid Sans Mono" fo:font-size="9.75pt" fo:font-style="normal" fo:font-weight="normal"/>
    </style:style>
    <style:style style:name="T29" style:family="text">
      <style:text-properties style:font-name="Droid Sans Mono" fo:font-size="9.75pt" fo:font-style="normal" fo:font-weight="bold"/>
    </style:style>
    <style:style style:name="T30" style:family="text">
      <style:text-properties fo:color="#888888" style:font-name="Droid Sans Mono" fo:font-size="9.75pt" fo:font-style="normal" fo:font-weight="normal"/>
    </style:style>
    <style:style style:name="T31" style:family="text">
      <style:text-properties fo:color="#008800" style:font-name="Droid Sans Mono" fo:font-size="9.75pt" fo:font-style="normal" fo:font-weight="normal"/>
    </style:style>
    <style:style style:name="T32" style:family="text">
      <style:text-properties fo:color="#00cc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https://fr.manpages.org/</text:span></text:p>
      <text:p text:style-name="P1"><text:span text:style-name="T15"/></text:p>
      <text:p text:style-name="P1"><text:span text:style-name="T15">chdir</text:span><text:span text:style-name="T16">(2)</text:span><text:span text:style-name="T5">Changer le répertoire courant</text:span><text:span text:style-name="T15"> </text:span></text:p>
      <text:p text:style-name="P1"><text:span text:style-name="T1">#include &lt;unistd.h&gt;</text:span><text:span text:style-name="T15"> <text:line-break/></text:span><text:span text:style-name="T1">int chdir(const char *</text:span><text:span text:style-name="T9">path</text:span><text:span text:style-name="T1">);</text:span><text:span text:style-name="T15"> <text:line-break/></text:span><text:span text:style-name="T1">chdir</text:span><text:span text:style-name="T8">() remplace le répertoire de travail courant du processus appelant par celui indiqué dans le chemin </text:span><text:span text:style-name="T9">path</text:span><text:span text:style-name="T8">.</text:span><text:span text:style-name="T15"> <text:line-break/></text:span><text:span text:style-name="T8">S'il réussit, cet appel système renvoie 0. S'il échoue, il renvoie -1 et remplit </text:span><text:span text:style-name="T9">errno</text:span><text:span text:style-name="T6"> </text:span><text:span text:style-name="T8">en conséquence.</text:span><text:span text:style-name="T15"> </text:span></text:p>
      <text:p text:style-name="P1"><text:span text:style-name="T15"/></text:p>
      <text:p text:style-name="P1"><text:span text:style-name="T15">closedir</text:span><text:span text:style-name="T16">(3)</text:span><text:span text:style-name="T5">Fermer un répertoire</text:span><text:span text:style-name="T15"> </text:span></text:p>
      <text:p text:style-name="P1"><text:span text:style-name="T1">#include &lt;sys/types.h&gt;</text:span></text:p>
      <text:p text:style-name="P1"><text:span text:style-name="T1">#include &lt;dirent.h&gt;</text:span></text:p>
      <text:p text:style-name="P1"><text:span text:style-name="T3">int closedir(DIR *</text:span><text:span text:style-name="T10">dirp</text:span><text:span text:style-name="T3">);</text:span><text:span text:style-name="T1"> </text:span></text:p>
      <text:p text:style-name="P1"><text:span text:style-name="T1">closedir</text:span><text:span text:style-name="T8">() ferme le flux du répertoire associé à </text:span><text:span text:style-name="T9">dirp</text:span><text:span text:style-name="T8">. Un appel réussi à </text:span><text:span text:style-name="T1">closedir</text:span><text:span text:style-name="T8">() ferme aussi le descripteur de fichier sous-jacent associé à </text:span><text:span text:style-name="T9">dirp</text:span><text:span text:style-name="T8">.</text:span><text:span text:style-name="T1"> </text:span></text:p>
      <text:p text:style-name="P1"><text:span text:style-name="T8">En cas de succès, la fonction </text:span><text:span text:style-name="T1">closedir</text:span><text:span text:style-name="T8">() renvoie 0. En cas d'erreur, -1 est renvoyé et </text:span><text:span text:style-name="T9">errno</text:span><text:span text:style-name="T1"> </text:span><text:span text:style-name="T8">est définie en conséquence.</text:span><text:span text:style-name="T1"> </text:span></text:p>
      <text:p text:style-name="P1"><text:span text:style-name="T1"/></text:p>
      <text:p text:style-name="P1"><text:span text:style-name="T15">exit</text:span><text:span text:style-name="T16">(3)</text:span><text:span text:style-name="T5">Terminer normalement un processus</text:span><text:span text:style-name="T1"> </text:span></text:p>
      <text:p text:style-name="P1"><text:span text:style-name="T1">#include &lt;stdlib.h&gt;<text:line-break/></text:span><text:span text:style-name="T1">void exit(int </text:span><text:span text:style-name="T2">status</text:span><text:span text:style-name="T1">);</text:span></text:p>
      <text:p text:style-name="P7"><text:span text:style-name="T1">exit</text:span><text:span text:style-name="T8">() termine normalement un processus et la valeur </text:span><text:span text:style-name="T9">status &amp; 0377</text:span><text:span text:style-name="T8"> est envoyée au processus parent (consultez </text:span><text:a xlink:type="simple" xlink:href="https://fr.manpages.org/wait/2" text:style-name="Internet_20_link" text:visited-style-name="Visited_20_Internet_20_Link"><text:span text:style-name="T17">wait</text:span></text:a><text:span text:style-name="T8">(2)). <text:line-break/>Le standard C spécifie deux constantes symboliques </text:span><text:span text:style-name="T1">EXIT_SUCCESS</text:span><text:span text:style-name="T8"> et </text:span><text:span text:style-name="T1">EXIT_FAILURE</text:span><text:span text:style-name="T8"> qui peuvent être passées à </text:span><text:span text:style-name="T1">exit</text:span><text:span text:style-name="T8">() pour indiquer respectivement une terminaison sans ou avec échec. <text:line-break/></text:span>La fonction <text:span text:style-name="T1">exit() ne revient jamais.</text:span></text:p>
      <text:p text:style-name="P7"><text:span text:style-name="T15">fstat</text:span><text:span text:style-name="T16">(2)</text:span><text:span text:style-name="T5">Obtenir l'état d'un fichier (file status)</text:span><text:span text:style-name="T1"> <text:line-break/>#include &lt;sys/types.h&gt;<text:line-break/>#include &lt;sys/stat.h&gt;<text:line-break/>#include &lt;unistd.h&gt; <text:line-break/>int fstat(int </text:span><text:span text:style-name="T9">fd</text:span><text:span text:style-name="T1">, struct stat *</text:span><text:span text:style-name="T9">buf</text:span><text:span text:style-name="T1">);<text:line-break/>fstat</text:span><text:span text:style-name="T8">() est identique à </text:span><text:span text:style-name="T1">stat</text:span><text:span text:style-name="T8">(), sauf que le fichier dont les renseignements sont à récupérer est référencé par le descripteur de fichier </text:span><text:span text:style-name="T9">fd</text:span><text:span text:style-name="T8">.</text:span><text:span text:style-name="T1"> </text:span></text:p>
      <text:p text:style-name="P7"><text:span text:style-name="T15">getcwd</text:span><text:span text:style-name="T16">(3)</text:span><text:span text:style-name="T5">Obtenir le répertoire de travail</text:span><text:span text:style-name="T1"> <text:line-break/>#include &lt;unistd.h&gt; <text:line-break/>char *getcwd(char *</text:span><text:span text:style-name="T9">buf</text:span><text:span text:style-name="T1">, size_t </text:span><text:span text:style-name="T9">size</text:span><text:span text:style-name="T1">); <text:line-break/>getcwd</text:span><text:span text:style-name="T8">() copie le chemin d'accès absolu du répertoire de travail courant dans la chaîne pointée par </text:span><text:span text:style-name="T9">buf</text:span><text:span text:style-name="T8">, qui est de longueur </text:span><text:span text:style-name="T9">size</text:span><text:span text:style-name="T8">.</text:span><text:span text:style-name="T1"> <text:line-break/></text:span><text:span text:style-name="T8">En cas de succès, ces fonctions renvoient un pointeur vers une chaîne contenant le chemin du répertoire de travail en courant. Dans le cas de </text:span><text:span text:style-name="T1">getcwd</text:span><text:span text:style-name="T8">() et </text:span><text:span text:style-name="T1">getwd</text:span><text:span text:style-name="T8">() il s'agit de la même valeur que </text:span><text:span text:style-name="T9">buf</text:span><text:span text:style-name="T8">.<text:line-break/></text:span><text:soft-page-break/><text:span text:style-name="T8">En cas d'échec, ces fonctions renvoient NULL, et remplissent </text:span><text:span text:style-name="T9">errno</text:span><text:span text:style-name="T8"> avec le code d'erreur. Le contenu de la chaîne pointée par </text:span><text:span text:style-name="T9">buf</text:span><text:span text:style-name="T8"> est indéfini en cas d'erreur.</text:span></text:p>
      <text:p text:style-name="P7"><text:span text:style-name="T15">getenv</text:span><text:span text:style-name="T16">(3)</text:span><text:span text:style-name="T5">Lire une variable d'environnement</text:span><text:span text:style-name="T8"> <text:line-break/></text:span><text:span text:style-name="T1">#include &lt;stdlib.h&gt;</text:span><text:span text:style-name="T8"><text:line-break/></text:span><text:span text:style-name="T1">char *getenv(const char *</text:span><text:span text:style-name="T9">name</text:span><text:span text:style-name="T1">);</text:span><text:span text:style-name="T8"><text:line-break/> </text:span><text:span text:style-name="T1">getenv</text:span><text:span text:style-name="T8">() recherche dans la liste des variables d'environnement une variable nommée </text:span><text:span text:style-name="T9">name</text:span><text:span text:style-name="T8">, et renvoie un pointeur sur la chaîne </text:span><text:span text:style-name="T9">value</text:span><text:span text:style-name="T8"> correspondante. <text:line-break/>La fonction </text:span><text:span text:style-name="T1">getenv</text:span><text:span text:style-name="T8">() renvoie un pointeur sur la valeur correspondante, dans l'environnement du processus, ou NULL s'il n'y a pas de correspondance. </text:span></text:p>
      <text:p text:style-name="P7"><text:span text:style-name="T15">kill</text:span><text:span text:style-name="T16">(2)</text:span><text:span text:style-name="T5">Envoyer un signal à un processus</text:span><text:span text:style-name="T1"> <text:line-break/>#include &lt;sys/types.h&gt;<text:line-break/>#include &lt;signal.h&gt; <text:line-break/></text:span>int kill(pid_t <text:span text:style-name="T9">pid</text:span><text:span text:style-name="T1">, int </text:span><text:span text:style-name="T9">sig</text:span><text:span text:style-name="T1">);<text:line-break/>kill</text:span><text:span text:style-name="T8">() peut être utilisé pour envoyer n'importe quel signal à n'importe quel processus ou groupe de processus.</text:span> <text:line-break/><text:span text:style-name="T8">En cas de réussite (au moins un signal a été envoyé) 0 est renvoyé, en cas d'échec -1 est renvoyé et </text:span><text:span text:style-name="T9">errno</text:span><text:span text:style-name="T1"> </text:span><text:span text:style-name="T8">contient le code d'erreur.</text:span><text:span text:style-name="T1"> </text:span></text:p>
      <text:p text:style-name="P1"><text:span text:style-name="T15">ioctl</text:span><text:span text:style-name="T16">(2)</text:span><text:span text:style-name="T5">Contrôler les périphériques</text:span><text:span text:style-name="T15"> <text:line-break/></text:span><text:span text:style-name="T1">#include &lt;sys/ioctl.h&gt;<text:line-break/>int ioctl(int </text:span><text:span text:style-name="T2">d</text:span><text:span text:style-name="T1">, unsigned long </text:span><text:span text:style-name="T2">requête</text:span><text:span text:style-name="T1">, ...);<text:line-break/>ioctl</text:span><text:span text:style-name="T8">() modifie le comportement des périphériques sous-jacents des fichiers spéciaux. En particulier, de nombreuses caractéristiques des fichiers spéciaux en mode caractère (par exemple des terminaux) peuvent être contrôlées avec des requêtes </text:span><text:span text:style-name="T1">ioctl</text:span><text:span text:style-name="T8">(). L'argument </text:span><text:span text:style-name="T9">d</text:span><text:span text:style-name="T1"> </text:span><text:span text:style-name="T8">doit être un descripteur de fichier ouvert.</text:span><text:span text:style-name="T1"> <text:line-break/></text:span><text:span text:style-name="T8">Le second argument est le code de la requête dépendant du périphérique. Le troisième argument est un pointeur non typé. Il est traditionnellement défini en </text:span><text:span text:style-name="T1">char *</text:span><text:span text:style-name="T9">argp<text:line-break/></text:span><text:span text:style-name="T8">Une </text:span><text:span text:style-name="T9">requête </text:span><text:span text:style-name="T1">ioctl</text:span><text:span text:style-name="T8">() encapsule le fait que l'argument est un paramètre d'</text:span><text:span text:style-name="T9">entrée </text:span><text:span text:style-name="T8">ou de </text:span><text:span text:style-name="T9">sortie </text:span><text:span text:style-name="T8">ainsi que la taille de l'argument </text:span><text:span text:style-name="T9">argp </text:span><text:span text:style-name="T8">en octets. Les macros et constantes symboliques décrivant les </text:span><text:span text:style-name="T9">requêtes </text:span><text:span text:style-name="T1">ioctl</text:span><text:span text:style-name="T8">() se trouvent dans le fichier </text:span><text:span text:style-name="T9">&lt;sys/ioctl.h&gt;</text:span><text:span text:style-name="T8">.</text:span><text:span text:style-name="T9"> <text:line-break/></text:span><text:span text:style-name="T8">En général, </text:span><text:span text:style-name="T1">ioctl</text:span><text:span text:style-name="T9"> </text:span><text:span text:style-name="T8">renvoie 0 s'il réussit, ou -1 s'il échoue. Certaines requêtes ioctl utilisent la valeur de retour comme paramètre de sortie, et renvoient une valeur positive si elles réussissent (et -1 pour les erreurs). En cas d'échec, </text:span><text:span text:style-name="T9">errno </text:span><text:span text:style-name="T8">contient le code d'erreur.</text:span><text:span text:style-name="T9"> </text:span><text:span text:style-name="T1"><text:line-break/></text:span></text:p>
      <text:p text:style-name="P1"><text:span text:style-name="T15">isatty</text:span><text:span text:style-name="T16">(3)</text:span><text:span text:style-name="T5">Vérifier si un descripteur se rapporte à un terminal</text:span> </text:p>
      <text:p text:style-name="P1"><text:span text:style-name="T1">#include &lt;unistd.h&gt;</text:span> </text:p>
      <text:p text:style-name="Standard"><text:span text:style-name="T3">int isatty(int </text:span><text:span text:style-name="T10">fd</text:span><text:span text:style-name="T3">);</text:span><text:span text:style-name="T1"> </text:span></text:p>
      <text:p text:style-name="Standard"><text:span text:style-name="T1">isatty</text:span><text:span text:style-name="T8">() teste si le descripteur de fichier ouvert </text:span><text:span text:style-name="T21">fd</text:span><text:span text:style-name="T13"> </text:span><text:span text:style-name="T8">fait référence à un terminal.</text:span> </text:p>
      <text:p text:style-name="P1"><text:span text:style-name="T1">isatty</text:span><text:span text:style-name="T8">() renvoie 1 si </text:span><text:span text:style-name="T21">fd</text:span><text:span text:style-name="T13"> </text:span><text:span text:style-name="T8">est un descripteur de fichier ouvert d'un terminal, sinon elle renvoie 0 et </text:span><text:span text:style-name="T21">errno</text:span><text:span text:style-name="T13"> </text:span><text:span text:style-name="T8">est définie.</text:span> </text:p>
      <text:p text:style-name="P1"/>
      <text:p text:style-name="P1"><text:span text:style-name="T15">lstat</text:span><text:span text:style-name="T16">(2)</text:span><text:span text:style-name="T5">Obtenir l'état d'un fichier (file status)</text:span> </text:p>
      <text:p text:style-name="P1"><text:span text:style-name="T1">#include &lt;sys/types.h&gt;</text:span><text:line-break/><text:span text:style-name="T1">#include &lt;sys/stat.h&gt;</text:span><text:line-break/><text:span text:style-name="T1">#include &lt;unistd.h</text:span> </text:p>
      <text:p text:style-name="P1"><text:span text:style-name="T1">int lstat(const char *</text:span><text:span text:style-name="T9">pathname</text:span><text:span text:style-name="T1">, struct stat *</text:span><text:span text:style-name="T9">buf</text:span><text:span text:style-name="T1">); </text:span><text:line-break/><text:span text:style-name="T1">lstat</text:span><text:span text:style-name="T8">() est identique à </text:span><text:span text:style-name="T1">stat</text:span><text:span text:style-name="T8">(), sauf que dans le cas où </text:span><text:span text:style-name="T21">pathname</text:span><text:span text:style-name="T13"> </text:span><text:span text:style-name="T8">est un lien symbolique, </text:span><text:soft-page-break/><text:span text:style-name="T8">auquel cas il renvoie des renseignements sur le lien lui-même plutôt que celui du fichier visé.</text:span> </text:p>
      <text:p text:style-name="P1"><text:span text:style-name="T13"> </text:span><text:span text:style-name="T8">renvoient des renseignements sur le fichier indiqué, dans le tampon pointé par </text:span><text:span text:style-name="T21">stat</text:span><text:span text:style-name="T8">. Vous n'avez besoin d'aucun droit d'accès au fichier pour obtenir les informations, mais vous devez --- dans le cas de </text:span><text:span text:style-name="T1">stat</text:span><text:span text:style-name="T8">(), </text:span><text:span text:style-name="T1">fstatat</text:span><text:span text:style-name="T8">() et </text:span><text:span text:style-name="T1">lstat</text:span><text:span text:style-name="T8">() --- avoir le droit de parcours de tous les répertoires mentionnés dans le chemin menant au fichier.</text:span> </text:p>
      <text:p text:style-name="P1"/>
      <text:p text:style-name="P1"><text:span text:style-name="T15">opendir</text:span><text:span text:style-name="T16">(3)</text:span><text:span text:style-name="T5">Ouvrir un répertoire</text:span> </text:p>
      <text:p text:style-name="P1"><text:span text:style-name="T1">#include &lt;sys/types.h&gt;</text:span><text:line-break/><text:span text:style-name="T1">#include &lt;dirent.h&gt;</text:span> </text:p>
      <text:p text:style-name="P1"><text:span text:style-name="T3">DIR *opendir(const char *</text:span><text:span text:style-name="T22">nom</text:span><text:span text:style-name="T3">);</text:span><text:line-break/><text:span text:style-name="T13"> </text:span><text:span text:style-name="T1">opendir</text:span><text:span text:style-name="T8">() ouvre un flux répertoire correspondant au répertoire </text:span><text:span text:style-name="T21">nom</text:span><text:span text:style-name="T8">, et renvoie un pointeur sur ce flux. Le flux est positionné sur la première entrée du répertoire.</text:span> </text:p>
      <text:p text:style-name="P1"><text:span text:style-name="T8">Les fonctions </text:span><text:span text:style-name="T1">opendir</text:span><text:span text:style-name="T8">() et </text:span><text:span text:style-name="T1">fdopendir</text:span><text:span text:style-name="T8">() renvoient un pointeur sur le flux répertoire. Si une erreur se produit, NULL est renvoyé, et </text:span><text:span text:style-name="T21">errno</text:span><text:span text:style-name="T13"> </text:span><text:span text:style-name="T8">contient le code d'erreur.</text:span> </text:p>
      <text:p text:style-name="P1"/>
      <text:p text:style-name="P11"><text:span text:style-name="T15">perror</text:span><text:span text:style-name="T16">(3)</text:span><text:span text:style-name="T5">Afficher un message d'erreur système</text:span></text:p>
      <text:p text:style-name="P11"><text:span text:style-name="T1">#include &lt;stdio.h&gt;</text:span></text:p>
      <text:p text:style-name="P5"><text:span text:style-name="T24">void perror(const char *</text:span><text:span text:style-name="T27">s</text:span><text:span text:style-name="T24">);</text:span></text:p>
      <text:p text:style-name="P6">#include &lt;errno.h&gt;</text:p>
      <text:p text:style-name="P11"><text:span text:style-name="T1">perror</text:span><text:span text:style-name="T8">()  affiche un message sur la sortie d'erreur standard, décrivant la dernière erreur rencontrée durant un appel système ou une fonction de bibliothèque. D'abord, (si </text:span><text:span text:style-name="T9">s</text:span><text:span text:style-name="T8"> n'est pas NULL et </text:span><text:span text:style-name="T9">*s</text:span><text:span text:style-name="T8"> n'est pas un octet nul), la chaîne de caractère </text:span><text:span text:style-name="T9">s</text:span><text:span text:style-name="T8"> est imprimée, suivie d'un deux points (« : ») ou d'un blanc, puis le message, suivi d'un saut de ligne. </text:span></text:p>
      <text:p text:style-name="P11"><text:span text:style-name="T8"/></text:p>
      <text:p text:style-name="P11"><text:span text:style-name="T15">readdir</text:span><text:span text:style-name="T16">(3)</text:span><text:span text:style-name="T5">Consulter un répertoire</text:span><text:span text:style-name="T8"> </text:span></text:p>
      <text:p text:style-name="P11"><text:span text:style-name="T1">#include &lt;dirent.h&gt;</text:span><text:span text:style-name="T8"> </text:span></text:p>
      <text:p text:style-name="P11"><text:span text:style-name="T4">struct dirent *readdir(DIR *</text:span><text:span text:style-name="T11">dirp</text:span><text:span text:style-name="T4">);</text:span><text:span text:style-name="T8"> </text:span></text:p>
      <text:p text:style-name="P11"><text:span text:style-name="T8"> </text:span><text:span text:style-name="T1">readdir</text:span><text:span text:style-name="T8">() renvoie un pointeur sur une structure </text:span><text:span text:style-name="T9">dirent</text:span><text:span text:style-name="T8"> représentant l'entrée suivante du flux répertoire pointé par </text:span><text:span text:style-name="T9">dirp</text:span><text:span text:style-name="T8">. Elle renvoie NULL a la fin du répertoire, ou en cas d'erreur. </text:span></text:p>
      <text:p text:style-name="P15"><text:span text:style-name="T23">struct</text:span><text:span text:style-name="T20"> dirent {</text:span></text:p>
      <text:p text:style-name="P14"><text:s text:c="4"/><text:span text:style-name="T28">ino_t <text:s text:c="9"/>d_ino; <text:s text:c="6"/></text:span><text:span text:style-name="T30">/* numéro d'inœud */</text:span></text:p>
      <text:p text:style-name="P14"><text:s text:c="4"/><text:span text:style-name="T28">off_t <text:s text:c="9"/>d_off; <text:s text:c="6"/></text:span><text:span text:style-name="T30">/* pas une position ; consultez NOTES */</text:span></text:p>
      <text:p text:style-name="P14"><text:s text:c="4"/><text:span text:style-name="T29">unsigned</text:span><text:span text:style-name="T28"> </text:span><text:span text:style-name="T29">short</text:span><text:span text:style-name="T28"> d_reclen; <text:s text:c="3"/></text:span><text:span text:style-name="T30">/* longueur de cet enregistrement */</text:span></text:p>
      <text:p text:style-name="P14"><text:s text:c="4"/><text:span text:style-name="T29">unsigned</text:span><text:span text:style-name="T28"> </text:span><text:span text:style-name="T29">char</text:span><text:span text:style-name="T28"> <text:s/>d_type; <text:s text:c="5"/></text:span><text:span text:style-name="T30">/* type du fichier ; pas pris en</text:span></text:p>
      <text:p text:style-name="P20"><text:s text:c="35"/><text:span text:style-name="T28">charge par tous les types de</text:span></text:p>
      <text:p text:style-name="P20"><text:s text:c="35"/><text:span text:style-name="T28">système de fichiers */</text:span></text:p>
      <text:p text:style-name="P14"><text:s text:c="4"/><text:span text:style-name="T29">char</text:span><text:span text:style-name="T28"> <text:s text:c="10"/>d_name[</text:span><text:span text:style-name="T31">256</text:span><text:span text:style-name="T28">]; </text:span><text:span text:style-name="T30">/* nom du fichier */</text:span></text:p>
      <text:p text:style-name="P19"><text:span text:style-name="T18">};</text:span></text:p>
      <text:p text:style-name="P11"><text:span text:style-name="T8">En cas de succès, </text:span><text:span text:style-name="T1">readdir</text:span><text:span text:style-name="T8">() renvoie un pointeur sur une structure </text:span><text:span text:style-name="T9">dirent</text:span><text:span text:style-name="T8"> (cette structure peut avoir été allouée statiquement ; n'essayez pas de la désallouer avec </text:span><text:a xlink:type="simple" xlink:href="https://fr.manpages.org/free/3" text:style-name="Internet_20_link" text:visited-style-name="Visited_20_Internet_20_Link"><text:span text:style-name="T17">free</text:span></text:a><text:span text:style-name="T8">(3)). Lorsque la fin du flux répertoire est atteinte, NULL est renvoyé et </text:span><text:span text:style-name="T9">errno</text:span><text:span text:style-name="T8"> n'est pas modifiée. En cas d'erreur, NULL est renvoyée et </text:span><text:span text:style-name="T9">errno</text:span><text:span text:style-name="T8"> contient le code d'erreur. </text:span></text:p>
      <text:p text:style-name="P11"><text:span text:style-name="T8"/></text:p>
      <text:p text:style-name="P11"><text:span text:style-name="T15">readline</text:span><text:span text:style-name="T16">(3)</text:span><text:span text:style-name="T5">get a line from a user with editing</text:span><text:span text:style-name="T8"> </text:span></text:p>
      <text:p text:style-name="P11"><text:span text:style-name="T1">#include &lt;stdio.h&gt;<text:line-break/>#include &lt;readline/readline.h&gt;<text:line-break/>#include &lt;readline/history.h&gt;</text:span><text:span text:style-name="T8"> </text:span></text:p>
      <text:p text:style-name="P16"><text:span text:style-name="T12">char *</text:span><text:span text:style-name="T7">readline</text:span><text:span text:style-name="T14"> (</text:span><text:span text:style-name="T14">const char *prompt</text:span><text:span text:style-name="T14">);</text:span></text:p>
      <text:p text:style-name="P11"><text:span text:style-name="T8">readline() lira une ligne du terminal et la renverra, en utilisant l’invite comme invite. Si l’invite est NULL ou la chaîne vide, aucune invite n’est émise. La ligne renvoyée est </text:span><text:soft-page-break/><text:span text:style-name="T8">allouée avec malloc(3); l’appelant doit le libérer lorsqu’il a terminé. La nouvelle ligne finale est supprimée sur la ligne renvoyée, de sorte qu’il ne reste que le texte de la ligne.</text:span></text:p>
      <text:p text:style-name="P11"><text:span text:style-name="T8">readline renvoie le texte de la ligne lue. Une ligne vide renvoie la chaîne vide. Si EOF est rencontré lors de la lecture d’une ligne et que la ligne est vide, NULL est renvoyé. Si un EOF est lu avec une ligne non vide, il est traité comme une nouvelle ligne.</text:span></text:p>
      <text:p text:style-name="P11"><text:span text:style-name="T8"/></text:p>
      <text:p text:style-name="P11"><text:span text:style-name="T15">sigaction</text:span><text:span text:style-name="T16">(2)</text:span><text:span text:style-name="T5">Examiner et modifier l'action associée à un signal</text:span><text:span text:style-name="T8"> </text:span></text:p>
      <text:p text:style-name="P11"><text:span text:style-name="T1">#include &lt;signal.h&gt;</text:span><text:span text:style-name="T8"><text:line-break/></text:span><text:span text:style-name="T1">int sigaction(int </text:span><text:span text:style-name="T9">signum</text:span><text:span text:style-name="T1">, const struct sigaction *</text:span><text:span text:style-name="T9">act</text:span><text:span text:style-name="T1">,</text:span></text:p>
      <text:p text:style-name="P11"><text:span text:style-name="T9">signum</text:span><text:span text:style-name="T1"> </text:span><text:span text:style-name="T8">indique le signal concerné, à l'exception de </text:span><text:span text:style-name="T1">SIGKILL </text:span><text:span text:style-name="T8">et </text:span><text:span text:style-name="T1">SIGSTOP</text:span><text:span text:style-name="T8">.</text:span><text:span text:style-name="T1"> </text:span></text:p>
      <text:p text:style-name="P11"><text:span text:style-name="T8">Si </text:span><text:span text:style-name="T9">oldact</text:span><text:span text:style-name="T1"> </text:span><text:span text:style-name="T8">n'est pas NULL, l'ancienne action est sauvegardée dans </text:span><text:span text:style-name="T9">oldact</text:span><text:span text:style-name="T8">.</text:span><text:span text:style-name="T1"> </text:span></text:p>
      <text:p text:style-name="P11"><text:span text:style-name="T8">Si </text:span><text:span text:style-name="T9">act</text:span><text:span text:style-name="T1"> </text:span><text:span text:style-name="T8">n'est pas NULL, la nouvelle action pour le signal </text:span><text:span text:style-name="T9">signum</text:span><text:span text:style-name="T1"> </text:span><text:span text:style-name="T8">est définie par </text:span><text:span text:style-name="T9">act</text:span><text:span text:style-name="T8">.</text:span></text:p>
      <text:p text:style-name="P11"><text:span text:style-name="T8"/></text:p>
      <text:p text:style-name="P11"><text:span text:style-name="T8">L'appel système </text:span><text:span text:style-name="T1">sigaction</text:span><text:span text:style-name="T8">() sert à modifier l'action effectuée par un processus à la réception d'un signal spécifique. </text:span></text:p>
      <text:p text:style-name="P11"><text:span text:style-name="T8"><text:line-break/></text:span><text:span text:style-name="T1">struct sigaction *</text:span><text:span text:style-name="T9">oldact</text:span><text:span text:style-name="T1">);</text:span><text:span text:style-name="T8"> </text:span></text:p>
      <text:p text:style-name="P5">La structure <text:span text:style-name="T27">sigaction</text:span> est définie par quelque chose comme :</text:p>
      <text:p text:style-name="P13"><text:span text:style-name="T25">struct</text:span> sigaction {</text:p>
      <text:p text:style-name="P14"><text:s text:c="4"/><text:span text:style-name="T29">void</text:span><text:span text:style-name="T28"> <text:s text:c="4"/>(*sa_handler)(</text:span><text:span text:style-name="T29">int</text:span><text:span text:style-name="T28">);</text:span></text:p>
      <text:p text:style-name="P14"><text:s text:c="4"/><text:span text:style-name="T29">void</text:span><text:span text:style-name="T28"> <text:s text:c="4"/>(*sa_sigaction)(</text:span><text:span text:style-name="T29">int</text:span><text:span text:style-name="T28">, siginfo_t *, </text:span><text:span text:style-name="T29">void</text:span><text:span text:style-name="T28"> *);</text:span></text:p>
      <text:p text:style-name="P18"><text:s text:c="4"/><text:span text:style-name="T28">sigset_t <text:s text:c="2"/>sa_mask;</text:span></text:p>
      <text:p text:style-name="P14"><text:s text:c="4"/><text:span text:style-name="T29">int</text:span><text:span text:style-name="T28"> <text:s text:c="7"/>sa_flags;</text:span></text:p>
      <text:p text:style-name="P14"><text:s text:c="4"/><text:span text:style-name="T29">void</text:span><text:span text:style-name="T28"> <text:s text:c="4"/>(*sa_restorer)(</text:span><text:span text:style-name="T29">void</text:span><text:span text:style-name="T28">);</text:span></text:p>
      <text:p text:style-name="P17">};</text:p>
      <text:p text:style-name="P2"><text:span text:style-name="T24">sigaction</text:span>() renvoie 0 s'il réussit. En cas d'erreur, -1 est renvoyé et <text:span text:style-name="T27">errno</text:span> contient le code d'erreur.</text:p>
      <text:p text:style-name="P3"><text:span text:style-name="T8"/></text:p>
      <text:p text:style-name="P11"><text:span text:style-name="T15">signal</text:span><text:span text:style-name="T16">(7)</text:span><text:span text:style-name="T5">Panorama des signaux</text:span><text:span text:style-name="T8"> </text:span></text:p>
      <text:p text:style-name="P11"><text:span text:style-name="T8">Linux prend en charge à la fois les signaux POSIX classiques (« signaux standards ») et les signaux POSIX temps-réel. </text:span></text:p>
      <text:p text:style-name="P11"><text:span text:style-name="T8"/></text:p>
      <text:p text:style-name="P11"><text:span text:style-name="T8"> Avec ces appels système, un processus peut choisir de se comporter de l'une des façons suivantes lorsqu'il reçoit ce signal : effectuer l'action par défaut, ignorer le signal, ou rattraper le signal avec un </text:span><text:span text:style-name="T9">gestionnaire de signal</text:span><text:span text:style-name="T8">, c'est-à-dire une fonction définie par le programme, qui est invoquée automatiquement lorsque le signal est distribué. </text:span></text:p>
      <text:p text:style-name="P11"><text:span text:style-name="T8">Un fils créé par </text:span><text:a xlink:type="simple" xlink:href="https://fr.manpages.org/fork/2" text:style-name="Internet_20_link" text:visited-style-name="Visited_20_Internet_20_Link"><text:span text:style-name="T17">fork</text:span></text:a><text:span text:style-name="T8">(2) hérite d'une copie des dispositions de signaux de son père. Lors d'un </text:span><text:a xlink:type="simple" xlink:href="https://fr.manpages.org/execve/2" text:style-name="Internet_20_link" text:visited-style-name="Visited_20_Internet_20_Link"><text:span text:style-name="T17">execve</text:span></text:a><text:span text:style-name="T8">(2), les dispositions des signaux pris en charge sont remises aux valeurs par défaut ; les dispositions des signaux ignorés ne sont pas modifiées. </text:span></text:p>
      <text:p text:style-name="P11"><text:span text:style-name="T8"/></text:p>
      <text:p text:style-name="P8"><text:span text:style-name="T32">Term</text:span> : Par défaut, terminer le processus.</text:p>
      <text:p text:style-name="P8"><text:span text:style-name="T32">Ign</text:span> : Par défaut, ignorer le signal.</text:p>
      <text:p text:style-name="P9"><text:span text:style-name="T19">Core</text:span><text:span text:style-name="T8"> : Par défaut, créer un fichier core et terminer le processus (consultez </text:span><text:a xlink:type="simple" xlink:href="https://fr.manpages.org/core/5" text:style-name="Internet_20_link" text:visited-style-name="Visited_20_Internet_20_Link"><text:span text:style-name="T17">core</text:span></text:a><text:span text:style-name="T8">(5)).</text:span></text:p>
      <text:p text:style-name="P8"><text:span text:style-name="T32">Stop</text:span> : Par défaut, arrêter le processus.</text:p>
      <text:p text:style-name="P9"><text:span text:style-name="T19">Cont</text:span><text:span text:style-name="T8"> : Par défaut, continuer le processus s'il est actuellement arrêté.</text:span> </text:p>
      <text:p text:style-name="P11"/>
      <text:h text:style-name="P12" text:outline-level="2"><text:span text:style-name="T26">Envoyer un signal</text:span></text:h>
      <text:p text:style-name="P4">Les appels système suivants permettent à l'appelant d'envoyer un signal :</text:p>
      <text:p text:style-name="P10"><text:a xlink:type="simple" xlink:href="https://fr.manpages.org/raise/3" text:style-name="Internet_20_link" text:visited-style-name="Visited_20_Internet_20_Link"><text:span text:style-name="T17">raise</text:span></text:a><text:span text:style-name="T8">(3) : Envoie un signal au thread appelant.</text:span></text:p>
      <text:p text:style-name="P10"><text:soft-page-break/><text:a xlink:type="simple" xlink:href="https://fr.manpages.org/kill/2" text:style-name="Internet_20_link" text:visited-style-name="Visited_20_Internet_20_Link"><text:span text:style-name="T17">Kill</text:span></text:a><text:span text:style-name="T8">(2) : Envoie un signal au processus indiqué, à tous les membres du groupe de processus indiqué, ou à tous les processus du système.</text:span></text:p>
      <text:p text:style-name="P10"><text:a xlink:type="simple" xlink:href="https://fr.manpages.org/killpg/2" text:style-name="Internet_20_link" text:visited-style-name="Visited_20_Internet_20_Link"><text:span text:style-name="T17">Killpg</text:span></text:a><text:span text:style-name="T8">(2) : Envoie un signal à tous les membres du groupe de processus indiqué.</text:span></text:p>
      <text:p text:style-name="P10"><text:a xlink:type="simple" xlink:href="https://fr.manpages.org/pthread_kill/3" text:style-name="Internet_20_link" text:visited-style-name="Visited_20_Internet_20_Link"><text:span text:style-name="T17">pthread_kill</text:span></text:a><text:span text:style-name="T8">(3) : Envoie un signal au thread POSIX indiqué, dans le même processus que l'appelant.</text:span></text:p>
      <text:p text:style-name="P10"><text:a xlink:type="simple" xlink:href="https://fr.manpages.org/tgkill/2" text:style-name="Internet_20_link" text:visited-style-name="Visited_20_Internet_20_Link"><text:span text:style-name="T17">Tgkill</text:span></text:a><text:span text:style-name="T8">(2) : Envoie un signal au thread indiqué, à l'intérieur d'un processus donné. (C'est l'appel système qui était utilisé pour implémenter </text:span><text:a xlink:type="simple" xlink:href="https://fr.manpages.org/pthread_kill/3" text:style-name="Internet_20_link" text:visited-style-name="Visited_20_Internet_20_Link"><text:span text:style-name="T17">pthread_kill</text:span></text:a><text:span text:style-name="T8">(3))</text:span></text:p>
      <text:p text:style-name="P10"><text:a xlink:type="simple" xlink:href="https://fr.manpages.org/sigqueue/3" text:style-name="Internet_20_link" text:visited-style-name="Visited_20_Internet_20_Link"><text:span text:style-name="T17">sigqueue</text:span></text:a><text:span text:style-name="T8">(3) : Envoie un signal temps-réel, avec ses données jointes, au processus indiqué.</text:span></text:p>
      <text:p text:style-name="P11"><text:span text:style-name="T8"/></text:p>
      <text:p text:style-name="P11"><text:span text:style-name="T15">stat</text:span><text:span text:style-name="T16">(1)</text:span><text:span text:style-name="T5">Afficher l'état d'un fichier ou d'un système de fichiers</text:span><text:span text:style-name="T8"> </text:span></text:p>
      <text:p text:style-name="P11"><text:span text:style-name="T8">NOTE : votre interpréteur de commandes peut avoir sa propre version de stat, qui remplace en général la version décrite ici. Veuillez vous référer à la documentation de votre interpréteur de commandes pour en connaître les options. </text:span></text:p>
      <text:p text:style-name="P11"><text:span text:style-name="T8"/></text:p>
      <text:p text:style-name="P11"><text:span text:style-name="T15">strerror</text:span><text:span text:style-name="T16">(3)</text:span><text:span text:style-name="T5">Obtenir le libellé d'un numéro d'erreur</text:span><text:span text:style-name="T8"> </text:span></text:p>
      <text:p text:style-name="P11"><text:span text:style-name="T1">#include &lt;string.h&gt;</text:span><text:span text:style-name="T8"> </text:span></text:p>
      <text:p text:style-name="P11"><text:span text:style-name="T3">char *strerror(int </text:span><text:span text:style-name="T10">errnum</text:span><text:span text:style-name="T3">);</text:span><text:span text:style-name="T8"> </text:span></text:p>
      <text:p text:style-name="P11"><text:span text:style-name="T8"> </text:span><text:span text:style-name="T1">strerror</text:span><text:span text:style-name="T8">() renvoie un pointeur vers une chaîne qui décrit le code d'erreur passé en argument </text:span><text:span text:style-name="T9">errnum</text:span><text:span text:style-name="T8">, en utilisant éventuellement la catégorie </text:span><text:span text:style-name="T1">LC_MESSAGES</text:span><text:span text:style-name="T8"> de la localisation pour sélectionner la langue appropriée (par exemple, si </text:span><text:span text:style-name="T9">errnum</text:span><text:span text:style-name="T8"> est </text:span><text:span text:style-name="T1">EINVAL</text:span><text:span text:style-name="T8">, la description renvoyée sera « Argument invalide »).  </text:span></text:p>
      <text:p text:style-name="P11"><text:span text:style-name="T8"/></text:p>
      <text:p text:style-name="P11"><text:span text:style-name="T8"/></text:p>
      <text:p text:style-name="P11"><text:span text:style-name="T8"/></text:p>
      <text:p text:style-name="P11"><text:span text:style-name="T15">ttyname</text:span><text:span text:style-name="T16">(3)</text:span><text:span text:style-name="T5">Obtenir le nom d'un terminal</text:span><text:span text:style-name="T8"> </text:span></text:p>
      <text:p text:style-name="P11"><text:span text:style-name="T1">#include &lt;unistd.h&gt;</text:span><text:span text:style-name="T8"><text:line-break/></text:span><text:span text:style-name="T1">ttyname</text:span><text:span text:style-name="T8">() renvoie un pointeur sur le nom (terminé par un caractère nul) du périphérique terminal associé au descripteur de fichier </text:span><text:span text:style-name="T9">fd</text:span><text:span text:style-name="T8">, ou </text:span><text:span text:style-name="T1">NULL</text:span><text:span text:style-name="T8"> en cas d'erreur (par exemple si </text:span><text:span text:style-name="T9">fd</text:span><text:span text:style-name="T8"> n'est pas connecté à un terminal). La valeur renvoyée peut pointer vers des données statiques, susceptibles d'être écrasées lors d'un appel ultérieur. La fonction </text:span><text:span text:style-name="T1">ttyname_r</text:span><text:span text:style-name="T8">() stocke la valeur dans le </text:span><text:span text:style-name="T9">tampon</text:span><text:span text:style-name="T8"> de longueur </text:span><text:span text:style-name="T9">lngtmp</text:span><text:span text:style-name="T8">. </text:span></text:p>
      <text:p text:style-name="P11"><text:span text:style-name="T8">La fonction </text:span><text:span text:style-name="T1">ttyname</text:span><text:span text:style-name="T8">() renvoie un pointeur sur le chemin d'accès. En cas d'erreur, elle renvoie </text:span><text:span text:style-name="T1">NULL</text:span><text:span text:style-name="T8"> et remplit </text:span><text:span text:style-name="T9">errno</text:span><text:span text:style-name="T8"> avec le code d'erreur. La fonction </text:span><text:span text:style-name="T1">ttyname_r</text:span><text:span text:style-name="T8">() renvoie zéro si elle réussit et un code d'erreur si elle échoue. </text:span></text:p>
      <text:p text:style-name="P11"><text:span text:style-name="T8"/></text:p>
      <text:p text:style-name="P11"><text:span text:style-name="T15">ttyslot</text:span><text:span text:style-name="T16">(3)</text:span><text:span text:style-name="T5">Trouver l'emplacement du terminal en cours dans un fichier</text:span><text:span text:style-name="T8"> </text:span></text:p>
      <text:p text:style-name="P11"><text:span text:style-name="T1">#include &lt;unistd.h&gt;</text:span><text:span text:style-name="T8"><text:line-break/></text:span><text:span text:style-name="T1">#include &lt;stdlib.h&gt;</text:span><text:span text:style-name="T8"> </text:span></text:p>
      <text:p text:style-name="P11"><text:span text:style-name="T8"> </text:span><text:span text:style-name="T1">ttyslot</text:span><text:span text:style-name="T8">() renvoie l'index du terminal de contrôle du processus appelant dans le fichier </text:span><text:span text:style-name="T9">/etc/ttys</text:span><text:span text:style-name="T8">, qui est aussi (en principe) l'index de l'entrée pour l'utilisateur en cours dans le fichier </text:span><text:span text:style-name="T9">/etc/utmp</text:span><text:span text:style-name="T8">. BSD utilise encore le fichier </text:span><text:span text:style-name="T9">/etc/ttys</text:span><text:span text:style-name="T8">, mais pas les système de type System V, qui ne peuvent donc pas s'y référer. Sur ces systèmes, la documentation dit que </text:span><text:span text:style-name="T1">ttyslot</text:span><text:span text:style-name="T8">() renvoie l'index de l'utilisateur appelant dans la base de données de comptabilité des utilisateurs. </text:span></text:p>
      <text:p text:style-name="P11"><text:span text:style-name="T8">Si elle réussit, cette fonction renvoie le numéro d'entrée. Si elle échoue (par exemple si aucun des descripteurs 0, 1 ou 2 n'est associé avec un terminal trouvé dans la base de données), elle renvoie 0 sur UNIX V6, V7 et les systèmes BSD, mais -1 sur les autres systèmes V. </text:span></text:p>
      <text:p text:style-name="P11"><text:span text:style-name="T8"/></text:p>
      <text:p text:style-name="P11"><text:span text:style-name="T8"/></text:p>
      <text:p text:style-name="P11"><text:soft-page-break/><text:span text:style-name="T15">unlink</text:span><text:span text:style-name="T16">(2)</text:span><text:span text:style-name="T5">Détruire un nom et éventuellement le fichier associé</text:span> </text:p>
      <text:p text:style-name="P11"><text:span text:style-name="T1">#include &lt;unistd.h&gt;</text:span><text:line-break/><text:span text:style-name="T1">int unlink(const char *</text:span><text:span text:style-name="T21">pathname</text:span><text:span text:style-name="T1">);</text:span><text:line-break/><text:span text:style-name="T1">unlink</text:span><text:span text:style-name="T8">() détruit un nom dans le système de fichiers. Si ce nom était le dernier lien sur un fichier, et si aucun processus n'a ouvert ce fichier, ce dernier est effacé, et l'espace qu'il utilisait est rendu disponible.</text:span> </text:p>
      <text:p text:style-name="P11"><text:span text:style-name="T8">S'il réussit, cet appel système renvoie 0. S'il échoue, il renvoie -1 et remplit </text:span><text:span text:style-name="T21">errno</text:span><text:span text:style-name="T13"> </text:span><text:span text:style-name="T8">en conséquenc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Mono" svg:font-family="'Droid Sans Mono', monospace, serif"/>
    <style:font-face style:name="Open Sans" svg:font-family="'Open Sans'"/>
    <style:font-face style:name="Open Sans1" svg:font-family="'Open Sans', Helvetica, 'Helvetica Neue', Arial"/>
    <style:font-face style:name="Roboto Condensed" svg:font-family="'Roboto Condensed',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M12S</meta:editing-duration>
    <meta:editing-cycles>3</meta:editing-cycles>
    <meta:generator>OpenOffice/4.1.10$Win32 OpenOffice.org_project/4110m2$Build-9807</meta:generator>
    <dc:date>2022-02-18T12:52:51.72</dc:date>
    <meta:document-statistic meta:table-count="0" meta:image-count="0" meta:object-count="0" meta:page-count="6" meta:paragraph-count="103" meta:word-count="1951" meta:character-count="12864"/>
    <dc:creator>Amandine Cerdan</dc:creator>
    <meta:user-defined meta:name="Info 1"/>
    <meta:user-defined meta:name="Info 2"/>
    <meta:user-defined meta:name="Info 3"/>
    <meta:user-defined meta:name="Info 4"/>
  </office:meta>
</office:document-meta>
</file>